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fo:font-size="18pt" style:font-size-asian="18pt" style:font-size-complex="18pt"/>
    </style:style>
    <style:style style:name="P2" style:family="paragraph" style:parent-style-name="Text_20_body">
      <style:text-properties style:font-name="Liberation Sans" fo:font-size="18pt" officeooo:rsid="00127101" officeooo:paragraph-rsid="00127101" style:font-size-asian="18pt" style:font-size-complex="18pt"/>
    </style:style>
    <style:style style:name="P3" style:family="paragraph" style:parent-style-name="Text_20_body">
      <style:text-properties style:font-name="Liberation Sans" fo:font-size="18pt" officeooo:rsid="0013056e" officeooo:paragraph-rsid="0013056e" style:font-size-asian="18pt" style:font-size-complex="18pt"/>
    </style:style>
    <style:style style:name="P4" style:family="paragraph" style:parent-style-name="Text_20_body">
      <style:text-properties style:font-name="Liberation Sans" fo:font-size="18pt" fo:font-weight="normal" officeooo:rsid="001356ab" officeooo:paragraph-rsid="001356ab" style:font-size-asian="18pt" style:font-weight-asian="normal" style:font-size-complex="18pt" style:font-weight-complex="normal"/>
    </style:style>
    <style:style style:name="P5" style:family="paragraph" style:parent-style-name="Text_20_body">
      <style:text-properties style:font-name="Liberation Sans" fo:font-size="18pt" fo:font-weight="normal" officeooo:rsid="0013e2b5" officeooo:paragraph-rsid="0013e2b5" style:font-size-asian="18pt" style:font-weight-asian="normal" style:font-size-complex="18pt" style:font-weight-complex="normal"/>
    </style:style>
    <style:style style:name="P6" style:family="paragraph" style:parent-style-name="Text_20_body">
      <style:text-properties officeooo:paragraph-rsid="0013b883"/>
    </style:style>
    <style:style style:name="P7" style:family="paragraph" style:parent-style-name="Text_20_body">
      <style:text-properties officeooo:rsid="0013e2b5" officeooo:paragraph-rsid="0013e2b5"/>
    </style:style>
    <style:style style:name="P8" style:family="paragraph" style:parent-style-name="Title">
      <style:text-properties style:font-name="Liberation Sans" officeooo:rsid="00127101" officeooo:paragraph-rsid="00127101"/>
    </style:style>
    <style:style style:name="P9" style:family="paragraph" style:parent-style-name="Text_20_body" style:list-style-name="L1">
      <style:text-properties style:font-name="Liberation Sans" fo:font-size="18pt" officeooo:rsid="00127101" officeooo:paragraph-rsid="00127101" style:font-size-asian="18pt" style:font-size-complex="18pt"/>
    </style:style>
    <style:style style:name="P10" style:family="paragraph" style:parent-style-name="Text_20_body">
      <style:text-properties style:font-name="Liberation Sans" fo:font-size="18pt" officeooo:rsid="0013056e" officeooo:paragraph-rsid="0013056e" style:font-size-asian="18pt" style:font-size-complex="18pt"/>
    </style:style>
    <style:style style:name="P11" style:family="paragraph" style:parent-style-name="Text_20_body" style:list-style-name="L2">
      <style:text-properties style:font-name="Liberation Sans" fo:font-size="18pt" officeooo:rsid="0013056e" officeooo:paragraph-rsid="001356ab" style:font-size-asian="18pt" style:font-size-complex="18pt"/>
    </style:style>
    <style:style style:name="P12" style:family="paragraph" style:parent-style-name="Text_20_body" style:list-style-name="L2">
      <style:text-properties style:font-name="Liberation Sans" fo:font-size="18pt" officeooo:rsid="0013056e" officeooo:paragraph-rsid="0013056e" style:font-size-asian="18pt" style:font-size-complex="18pt"/>
    </style:style>
    <style:style style:name="P13" style:family="paragraph" style:parent-style-name="Text_20_body" style:list-style-name="L3">
      <style:text-properties style:font-name="Liberation Sans" fo:font-size="18pt" fo:font-weight="normal" officeooo:rsid="0013056e" officeooo:paragraph-rsid="0013056e" style:font-size-asian="18pt" style:font-weight-asian="normal" style:font-size-complex="18pt" style:font-weight-complex="normal"/>
    </style:style>
    <style:style style:name="P14" style:family="paragraph" style:parent-style-name="Text_20_body" style:list-style-name="L3">
      <style:text-properties style:font-name="Liberation Sans" fo:font-size="18pt" fo:font-weight="normal" officeooo:rsid="001356ab" officeooo:paragraph-rsid="001356ab" style:font-size-asian="18pt" style:font-weight-asian="normal" style:font-size-complex="18pt" style:font-weight-complex="normal"/>
    </style:style>
    <style:style style:name="P15" style:family="paragraph" style:parent-style-name="Text_20_body" style:list-style-name="L5">
      <style:text-properties style:font-name="Liberation Sans" fo:font-size="18pt" fo:font-weight="normal" officeooo:rsid="0013b883" officeooo:paragraph-rsid="0013b883" style:font-size-asian="18pt" style:font-weight-asian="normal" style:font-size-complex="18pt" style:font-weight-complex="normal"/>
    </style:style>
    <style:style style:name="P16" style:family="paragraph" style:parent-style-name="Text_20_body" style:list-style-name="L6">
      <style:text-properties style:font-name="Liberation Sans" fo:font-size="18pt" fo:font-weight="normal" officeooo:rsid="0013e2b5" officeooo:paragraph-rsid="0013e2b5" style:font-size-asian="18pt" style:font-weight-asian="normal" style:font-size-complex="18pt" style:font-weight-complex="normal"/>
    </style:style>
    <style:style style:name="P17" style:family="paragraph" style:parent-style-name="Text_20_body" style:list-style-name="L7">
      <style:text-properties style:font-name="Liberation Sans" fo:font-size="18pt" fo:font-weight="normal" officeooo:rsid="0013e2b5" officeooo:paragraph-rsid="0013e2b5" style:font-size-asian="18pt" style:font-weight-asian="normal" style:font-size-complex="18pt" style:font-weight-complex="normal"/>
    </style:style>
    <style:style style:name="P18" style:family="paragraph" style:parent-style-name="Text_20_body">
      <style:text-properties style:font-name="Liberation Sans" fo:font-size="18pt" fo:font-weight="normal" officeooo:rsid="0013e2b5" officeooo:paragraph-rsid="0013e2b5" style:font-size-asian="18pt" style:font-weight-asian="normal" style:font-size-complex="18pt" style:font-weight-complex="normal"/>
    </style:style>
    <style:style style:name="P19" style:family="paragraph" style:parent-style-name="Text_20_body" style:list-style-name="L8">
      <style:text-properties style:font-name="Liberation Sans" fo:font-size="18pt" fo:font-weight="normal" officeooo:rsid="0013e2b5" officeooo:paragraph-rsid="0013e2b5" style:font-size-asian="18pt" style:font-weight-asian="normal" style:font-size-complex="18pt" style:font-weight-complex="normal"/>
    </style:style>
    <style:style style:name="P20" style:family="paragraph" style:parent-style-name="Text_20_body" style:list-style-name="L8">
      <style:text-properties style:font-name="Liberation Sans" fo:font-size="18pt" fo:font-weight="normal" officeooo:rsid="0014f068" officeooo:paragraph-rsid="0014f068" style:font-size-asian="18pt" style:font-weight-asian="normal" style:font-size-complex="18pt" style:font-weight-complex="normal"/>
    </style:style>
    <style:style style:name="P21" style:family="paragraph" style:parent-style-name="Text_20_body" style:list-style-name="L8">
      <style:text-properties style:font-name="Liberation Sans" fo:font-size="16pt" officeooo:rsid="0014f068" officeooo:paragraph-rsid="0014f068" style:font-size-asian="16pt" style:font-size-complex="16pt"/>
    </style:style>
    <style:style style:name="P22" style:family="paragraph" style:parent-style-name="Text_20_body" style:list-style-name="L4">
      <style:text-properties officeooo:paragraph-rsid="0013b883"/>
    </style:style>
    <style:style style:name="P23" style:family="paragraph" style:parent-style-name="Text_20_body" style:list-style-name="L4">
      <style:text-properties officeooo:rsid="0013e2b5" officeooo:paragraph-rsid="0013e2b5"/>
    </style:style>
    <style:style style:name="P24" style:family="paragraph" style:parent-style-name="Text_20_body" style:list-style-name="L8">
      <style:text-properties officeooo:rsid="0013e2b5" officeooo:paragraph-rsid="0013e2b5"/>
    </style:style>
    <style:style style:name="P25" style:family="paragraph" style:parent-style-name="Text_20_body" style:list-style-name="L6">
      <style:text-properties officeooo:paragraph-rsid="0013e2b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Liberation Sans" fo:font-size="18pt" fo:font-weight="normal" officeooo:rsid="0013b883" style:font-size-asian="18pt" style:font-weight-asian="normal" style:font-size-complex="18pt" style:font-weight-complex="normal"/>
    </style:style>
    <style:style style:name="T4" style:family="text">
      <style:text-properties style:font-name="Liberation Sans" fo:font-size="18pt" fo:font-weight="normal" officeooo:rsid="0013e2b5" style:font-size-asian="18pt" style:font-weight-asian="normal" style:font-size-complex="18pt" style:font-weight-complex="normal"/>
    </style:style>
    <style:style style:name="T5" style:family="text">
      <style:text-properties style:font-name="Liberation Sans" fo:font-size="18pt" fo:font-weight="normal" officeooo:rsid="0014f068" style:font-size-asian="18pt" style:font-weight-asian="normal" style:font-size-complex="18pt" style:font-weight-complex="normal"/>
    </style:style>
    <style:style style:name="T6" style:family="text">
      <style:text-properties style:font-name="Liberation Sans" fo:font-size="18pt" fo:font-style="italic" fo:font-weight="normal" officeooo:rsid="0013e2b5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officeooo:rsid="001356a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356a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ay 2</text:p>
      <text:p text:style-name="P1"/>
      <text:p text:style-name="P2">Intro: Last time we talked about how to program the micro:bit by giving it instruction on what to do when certain things happened. Today we're going to focus on something different: communicating information. </text:p>
      <text:p text:style-name="P2"/>
      <text:p text:style-name="P2">What kind of data are relevant to computers?</text:p>
      <text:list xml:id="list8823026166178623459" text:style-name="L1">
        <text:list-item>
          <text:p text:style-name="P9">search results on google</text:p>
        </text:list-item>
        <text:list-item>
          <text:p text:style-name="P9">email</text:p>
        </text:list-item>
        <text:list-item>
          <text:p text:style-name="P9">pictures on snapchat</text:p>
        </text:list-item>
        <text:list-item>
          <text:p text:style-name="P9">your feelings and conversations on twitter</text:p>
        </text:list-item>
        <text:list-item>
          <text:p text:style-name="P9">video to do AR in pokemon go</text:p>
        </text:list-item>
        <text:list-item>
          <text:p text:style-name="P9">music recommendations on spotify</text:p>
        </text:list-item>
        <text:list-item>
          <text:p text:style-name="P9">streaming music and video</text:p>
        </text:list-item>
      </text:list>
      <text:p text:style-name="P2">We represent data in <text:span text:style-name="T1">data structures</text:span>. For example, on the micro:bit we represented pictures as a 5x5 grid of pixels.</text:p>
      <text:p text:style-name="P2"/>
      <text:p text:style-name="P2"/>
      <text:p text:style-name="Title"><text:soft-page-break/>pixels Activity</text:p>
      <text:p text:style-name="P1"/>
      <text:p text:style-name="P3">Pixels are a great idea! In fact, that's how we represent everything on a computer monitor---the monitor is made up of a lot of pixels, which come together to look like a continuous picture. </text:p>
      <text:p text:style-name="P3">However, it's not very efficient to write out the value of every pixel on the monitor at every moment!</text:p>
      <text:p text:style-name="P3">How would you do it more efficiently? </text:p>
      <text:list xml:id="list52466701203295819" text:style-name="L2">
        <text:list-item>
          <text:p text:style-name="P11">Show exampl<text:span text:style-name="T8">e on monitor, have them figure it out </text:span><text:span text:style-name="T9">(google sheets)</text:span></text:p>
        </text:list-item>
        <text:list-item>
          <text:p text:style-name="P12"><text:span text:style-name="T8">Hand out workshee</text:span>ts</text:p>
        </text:list-item>
        <text:list-item>
          <text:p text:style-name="P12">Each row tells you which pixels that should be filled in on that row, <text:span text:style-name="T7">first number tells you the column to start in, second number tells you how many pixels in a group</text:span></text:p>
        </text:list-item>
      </text:list>
      <text:p text:style-name="P3">How do monitors show color?</text:p>
      <text:list xml:id="list199268262408913238" text:style-name="L3">
        <text:list-item>
          <text:p text:style-name="P13">On a monitor, the pixels can also be different colors---red, green, blue (R<text:span text:style-name="T7">GB</text:span>)---and they combine to form any color.</text:p>
        </text:list-item>
        <text:list-item>
          <text:p text:style-name="P14">Can show RGB handout</text:p>
        </text:list-item>
      </text:list>
      <text:p text:style-name="P4"/>
      <text:p text:style-name="P4"/>
      <text:p text:style-name="P4"/>
      <text:p text:style-name="Title"><text:soft-page-break/>html <text:span text:style-name="T7">A</text:span>ctivity</text:p>
      <text:p text:style-name="P4"/>
      <text:p text:style-name="P6"><text:span text:style-name="T3">How do we represent a website? </text:span><text:span text:style-name="T4">html is a special text-based format that tells you how to structure webpages. Most webpages are based on html.</text:span></text:p>
      <text:list xml:id="list210810425640339489" text:style-name="L4">
        <text:list-item>
          <text:p text:style-name="P22"><text:span text:style-name="T3">go to </text:span><text:a xlink:type="simple" xlink:href="http://www.seas.upenn.edu/~jpaykin/gems/"><text:span text:style-name="T3">www.seas.upenn.edu/~jpaykin/gems/</text:span></text:a></text:p>
        </text:list-item>
        <text:list-item>
          <text:p text:style-name="P23"><text:span text:style-name="T3">p</text:span><text:span text:style-name="T2">ress F12 to see the source</text:span></text:p>
        </text:list-item>
      </text:list>
      <text:p text:style-name="P5">You can view the source of practically any webpage---try a wikipedia page.</text:p>
      <text:list xml:id="list4744749498556216567" text:style-name="L5">
        <text:list-item>
          <text:p text:style-name="P15">download mysite.html to the desktop</text:p>
        </text:list-item>
        <text:list-item>
          <text:p text:style-name="P15">open mysite.html two times: one in a text editor, second in a browser</text:p>
        </text:list-item>
      </text:list>
      <text:p text:style-name="P5">The browser is not connected to the internet right now, it's just displaying the file. </text:p>
      <text:list xml:id="list4964639005434651532" text:style-name="L6">
        <text:list-item>
          <text:p text:style-name="P25"><text:span text:style-name="T4">In mysite.html, the data is structured via </text:span><text:span text:style-name="T6">tags</text:span><text:span text:style-name="T4">. Every tag starts with &lt;sometag&gt; in angle brackets and ends with &lt;/sometag&gt;</text:span></text:p>
        </text:list-item>
        <text:list-item>
          <text:p text:style-name="P16">For example, the &lt;h1&gt; tags shows a header. Try changing the text in the text editor and refreshing the page. It changed!</text:p>
        </text:list-item>
        <text:list-item>
          <text:p text:style-name="P16">If h1 is the big text, what is the &lt;title&gt; tag?</text:p>
        </text:list-item>
        <text:list-item>
          <text:p text:style-name="P16">The &lt;p&gt; tag creates a new paragraph of normal text.</text:p>
        </text:list-item>
      </text:list>
      <text:p text:style-name="P7"><text:span text:style-name="T2">In fact, all websites are just files sitting on a computer </text:span><text:soft-page-break/><text:span text:style-name="T2">somewhere. For example, the one on my webpage is on my computer right now!</text:span></text:p>
      <text:list xml:id="list2085520575687277209" text:style-name="L7">
        <text:list-item>
          <text:p text:style-name="P17">Change the title of the GEMS main site.</text:p>
        </text:list-item>
      </text:list>
      <text:p text:style-name="P7"/>
      <text:p text:style-name="P5"/>
      <text:p text:style-name="P5">Getting back to mysite.html: I want you to create a webpage with more information about something you learned about at GEMS so far. What else do you want to put on it?</text:p>
      <text:list xml:id="list3314458699850374971" text:style-name="L8">
        <text:list-item>
          <text:p text:style-name="P24"><text:span text:style-name="T2">links: &lt;a href=“</text:span><text:a xlink:type="simple" xlink:href="http://www.google.com/"><text:span text:style-name="T2">www.google.com</text:span></text:a><text:span text:style-name="T2">”&gt; google! &lt;/a&gt;</text:span></text:p>
        </text:list-item>
        <text:list-item>
          <text:p text:style-name="P24"><text:span text:style-name="T2"/></text:p>
          <text:list>
            <text:list-item>
              <text:p text:style-name="P19">a is the tag; href is called an attribute</text:p>
            </text:list-item>
          </text:list>
        </text:list-item>
        <text:list-item>
          <text:p text:style-name="P24"><text:span text:style-name="T5">images</text:span><text:span text:style-name="T2">: &lt;img source=“mypicture.jpg” alt=“A picture!” style=“width:100px;height:100px”&gt;</text:span></text:p>
          <text:list>
            <text:list-item>
              <text:p text:style-name="P19">no closing tag!</text:p>
            </text:list-item>
            <text:list-item>
              <text:p text:style-name="P24"><text:span text:style-name="T2">source is an attribute. </text:span><text:span text:style-name="T5">The source can be a link to a file on your computer, or it could be another website.</text:span></text:p>
            </text:list-item>
            <text:list-item>
              <text:p text:style-name="P19">alt is an attribute. It is a description of the image.</text:p>
            </text:list-item>
            <text:list-item>
              <text:p text:style-name="P19">style is an attribute. try leaving it out, or just setting the height or widgth.</text:p>
            </text:list-item>
          </text:list>
        </text:list-item>
        <text:list-item>
          <text:p text:style-name="P20">lists: &lt;ul&gt; … &lt;/ul&gt;</text:p>
          <text:list>
            <text:list-item>
              <text:p text:style-name="P21">by itself &lt;ul&gt; doesn't do anything</text:p>
            </text:list-item>
            <text:list-item>
              <text:p text:style-name="P20">elements of the list are surrounded by tags &lt;li&gt;...&lt;/li&gt;</text:p>
            </text:list-item>
          </text:list>
        </text:list-item>
        <text:list-item>
          <text:p text:style-name="P20"><text:soft-page-break/>text styles: </text:p>
          <text:list>
            <text:list-item>
              <text:p text:style-name="P20">bold &lt;b&gt; … &lt;/b&gt;</text:p>
            </text:list-item>
            <text:list-item>
              <text:p text:style-name="P20">italics &lt;i&gt; … &lt;/i&gt;</text:p>
            </text:list-item>
          </text:list>
        </text:list-item>
        <text:list-item>
          <text:p text:style-name="P20">colors are an attribute: </text:p>
          <text:list>
            <text:list-item>
              <text:p text:style-name="P20">&lt;tagname style=“color:blue”&gt; … &lt;/tagname&gt;</text:p>
            </text:list-item>
            <text:list-item>
              <text:p text:style-name="P20">&lt;tagname style=“background-color:white”&gt; … &lt;/tagname&gt;</text:p>
            </text:list-item>
            <text:list-item>
              <text:p text:style-name="P20">try it with tags &lt;body&gt; for the whole document, &lt;p&gt;, lists, etc.</text:p>
            </text:list-item>
          </text:list>
        </text:list-item>
        <text:list-item>
          <text:p text:style-name="P20">link to another page on your computer</text:p>
          <text:list>
            <text:list-item>
              <text:p text:style-name="P20">create a second page and add an &lt;a href=...&gt; … &lt;/a&gt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</meta:initial-creator>
    <meta:creation-date>2016-07-21T17:42:08.705687698</meta:creation-date>
    <dc:date>2016-07-27T15:00:39.808721544</dc:date>
    <dc:creator>jennifer </dc:creator>
    <meta:editing-duration>PT41M16S</meta:editing-duration>
    <meta:editing-cycles>3</meta:editing-cycles>
    <meta:generator>LibreOffice/4.2.8.2$Linux_X86_64 LibreOffice_project/420m0$Build-2</meta:generator>
    <meta:printed-by>jennifer </meta:printed-by>
    <meta:print-date>2016-07-26T17:19:20.413815161</meta:print-date>
    <meta:document-statistic meta:table-count="0" meta:image-count="0" meta:object-count="0" meta:page-count="5" meta:paragraph-count="56" meta:word-count="625" meta:character-count="3370" meta:non-whitespace-character-count="2839"/>
  </office:meta>
</office:document-meta>
</file>